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RUZADO CERNA, HUGO ALEXAND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R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970876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RUZADO CERNA, HUGO ALEXA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4098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970876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14098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6296626</text:p>
          </table:table-cell>
          <table:table-cell table:style-name="Tabla2.D3" office:value-type="string">
            <text:p text:style-name="P23">2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1:58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